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9" style:family="table-cell" style:parent-style-name="Default">
      <style:text-properties fo:color="#000000" fo:font-size="14pt" style:font-size-asian="14pt" style:font-size-complex="14pt"/>
    </style:style>
    <style:style style:name="ce10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1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6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oklist</text:p>
          </table:table-cell>
          <table:table-cell table:style-name="ce1" office:value-type="string" calcext:value-type="string">
            <text:p>书单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textbook_id: references</text:p>
          </table:table-cell>
          <table:table-cell office:value-type="string" calcext:value-type="string">
            <text:p>书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table:style-name="ce3"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2">
          <table:table-cell table:style-name="ce5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9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label:string</text:p>
          </table:table-cell>
          <table:table-cell table:style-name="ce8" office:value-type="string" calcext:value-type="string">
            <text:p>题目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activity:boolean</text:p>
          </table:table-cell>
          <table:table-cell table:style-name="ce10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user_id：references</text:p>
          </table:table-cell>
          <table:table-cell table:style-name="ce11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1" office:value-type="string" calcext:value-type="string">
            <text:p>url: string</text:p>
          </table:table-cell>
          <table:table-cell table:style-name="ce11" office:value-type="string" calcext:value-type="string">
            <text:p>页面</text:p>
          </table:table-cell>
          <table:table-cell table:style-name="ce2" table:number-columns-repeated="3"/>
          <table:table-cell table:style-name="ce11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context: text</text:p>
          </table:table-cell>
          <table:table-cell table:style-name="ce11" office:value-type="string" calcext:value-type="string">
            <text:p>内容</text:p>
          </table:table-cell>
          <table:table-cell table:style-name="ce2" table:number-columns-repeated="3"/>
          <table:table-cell table:style-name="ce11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1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《消息》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om</text:p>
          </table:table-cell>
          <table:table-cell table:style-name="ce12" office:value-type="string" calcext:value-type="string">
            <text:p>发信人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o</text:p>
          </table:table-cell>
          <table:table-cell table:style-name="ce12" office:value-type="string" calcext:value-type="string">
            <text:p>收信人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ontent</text:p>
          </table:table-cell>
          <table:table-cell table:style-name="ce12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图片附件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nd_at: datetime</text:p>
          </table:table-cell>
          <table:table-cell table:style-name="ce12" office:value-type="string" calcext:value-type="string">
            <text:p>截止时间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subject: string</text:p>
          </table:table-cell>
          <table:table-cell table:style-name="ce13" office:value-type="string" calcext:value-type="string">
            <text:p>《科目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: integer:0</text:p>
          </table:table-cell>
          <table:table-cell table:style-name="ce4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6]-[.A175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7]-[.A176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8]-[.A177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9]-[.A178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2*60" office:value-type="float" office:value="720" calcext:value-type="float">
            <text:p>720</text:p>
          </table:table-cell>
          <table:table-cell table:style-name="ce4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80]-[.A179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4*60" office:value-type="float" office:value="1440" calcext:value-type="float">
            <text:p>1440</text:p>
          </table:table-cell>
          <table:table-cell table:style-name="ce4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81]-[.A180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*24*60" office:value-type="float" office:value="2880" calcext:value-type="float">
            <text:p>2880</text:p>
          </table:table-cell>
          <table:table-cell table:style-name="ce4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82]-[.A181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4*24*60" office:value-type="float" office:value="5760" calcext:value-type="float">
            <text:p>5760</text:p>
          </table:table-cell>
          <table:table-cell table:style-name="ce4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83]-[.A182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7*24*60" office:value-type="float" office:value="10080" calcext:value-type="float">
            <text:p>10080</text:p>
          </table:table-cell>
          <table:table-cell table:style-name="ce4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4]-[.A183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5*24*60" office:value-type="float" office:value="21600" calcext:value-type="float">
            <text:p>21600</text:p>
          </table:table-cell>
          <table:table-cell table:style-name="ce4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5]-[.A184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30*24*60" office:value-type="float" office:value="43200" calcext:value-type="float">
            <text:p>43200</text:p>
          </table:table-cell>
          <table:table-cell table:style-name="ce4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6]-[.A185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tabindex顺序</text:p>
          </table:table-cell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ctionalization_id: references</text:p>
          </table:table-cell>
          <table:table-cell table:style-name="ce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53]/[.B253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53]*[.C253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formula="of:=[.B254]*[.C254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53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53]*0.0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formula="of:=[.B255]*[.C255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4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formula="of:=[.B256]*[.C256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5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[.B257]*[.C257]" office:value-type="float" office:value="0" calcext:value-type="float">
            <text:p>0</text:p>
          </table:table-cell>
          <table:table-cell/>
          <table:table-cell table:formula="of:=[.C256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2">
          <table:table-cell table:formula="of:=[.B258]*[.C258]" office:value-type="float" office:value="0" calcext:value-type="float">
            <text:p>0</text:p>
          </table:table-cell>
          <table:table-cell/>
          <table:table-cell table:formula="of:=[.C257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 table:formula="of:=[.B259]*[.C259]" office:value-type="float" office:value="0" calcext:value-type="float">
            <text:p>0</text:p>
          </table:table-cell>
          <table:table-cell/>
          <table:table-cell table:formula="of:=[.C258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2">
          <table:table-cell table:formula="of:=[.B260]*[.C260]" office:value-type="float" office:value="0" calcext:value-type="float">
            <text:p>0</text:p>
          </table:table-cell>
          <table:table-cell/>
          <table:table-cell table:formula="of:=[.C259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2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2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2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formula="of:=[.B265]*[.C265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2">
          <table:table-cell table:formula="of:=[.B266]*[.C266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2">
          <table:table-cell table:formula="of:=[.B267]*[.C267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2">
          <table:table-cell table:formula="of:=[.B268]*[.C26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音标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style-name="ce2" table:number-columns-repeated="1022"/>
        </table:table-row>
        <table:table-row table:style-name="ro2">
          <table:table-cell office:value-type="string" calcext:value-type="string">
            <text:p>label:string</text:p>
          </table:table-cell>
          <table:table-cell office:value-type="string" calcext:value-type="string">
            <text:p>音标标签，如普通话、闽南话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honetic-notation</text:p>
          </table:table-cell>
          <table:table-cell table:style-name="ce1" office:value-type="string" calcext:value-type="string">
            <text:p>注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netic_id: references</text:p>
          </table:table-cell>
          <table:table-cell office:value-type="string" calcext:value-type="string">
            <text:p>属于一个音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词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tent: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oadmap</text:p>
          </table:table-cell>
          <table:table-cell table:style-name="ce1" office:value-type="string" calcext:value-type="string">
            <text:p>《路线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: text</text:p>
          </table:table-cell>
          <table:table-cell office:value-type="string" calcext:value-type="string">
            <text:p>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《步伐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路线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课文的位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评论</text:p>
          </table:table-cell>
          <table:table-cell office:value-type="string" calcext:value-type="string">
            <text:p>发表之后不能修改，只能删除。教师评论将被前置，学生的评论将被后置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句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office:value-type="string" calcext:value-type="string">
            <text:p>为了重用评论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greement</text:p>
          </table:table-cell>
          <table:table-cell table:style-name="ce1" office:value-type="string" calcext:value-type="string">
            <text:p>赞成</text:p>
          </table:table-cell>
          <table:table-cell office:value-type="string" calcext:value-type="string">
            <text:p>出现反对意见时应该增加评论，而不仅仅说反对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发布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ment_id: references</text:p>
          </table:table-cell>
          <table:table-cell office:value-type="string" calcext:value-type="string">
            <text:p>属于一个评论</text:p>
          </table:table-cell>
          <table:table-cell table:number-columns-repeated="1022"/>
        </table:table-row>
        <table:table-row table:style-name="ro2" table:number-rows-repeated="10482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00/00/00</text:date>, <text:time style:data-style-name="N2" text:time-value="23:43:33.912367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7-06-12T00:12:39.807318136</dc:date>
    <dc:creator>keelson </dc:creator>
    <meta:editing-duration>P2DT17H31M47S</meta:editing-duration>
    <meta:editing-cycles>201</meta:editing-cycles>
    <meta:generator>LibreOffice/5.1.6.2$Linux_X86_64 LibreOffice_project/10m0$Build-2</meta:generator>
    <meta:document-statistic meta:table-count="2" meta:cell-count="952" meta:object-count="0"/>
  </office:meta>
</office:document-meta>
</file>